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F70000033F7EC78C9E.png" manifest:media-type="image/png"/>
  <manifest:file-entry manifest:full-path="Pictures/10000001000003AD000002B190C3CFA7.png" manifest:media-type="image/png"/>
  <manifest:file-entry manifest:full-path="Pictures/100000010000038C000001256FABB6F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1" draw:name="Bild1" text:anchor-type="char" svg:x="0cm" svg:y="0.048cm" svg:width="17cm" svg:height="5.486cm" draw:z-index="0"><draw:image xlink:href="Pictures/100000010000038C000001256FABB6F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Bild2" text:anchor-type="char" svg:width="17cm" svg:height="12.446cm" draw:z-index="1"><draw:image xlink:href="Pictures/10000001000003AD000002B190C3CFA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Bild3" text:anchor-type="char" svg:width="17cm" svg:height="11.114cm" draw:z-index="2"><draw:image xlink:href="Pictures/10000001000004F70000033F7EC78C9E.png" xlink:type="simple" xlink:show="embed" xlink:actuate="onLoad" draw:mime-type="image/png"/></draw:frame><text:soft-page-break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8T17:12:28.651994738</meta:creation-date>
    <meta:print-date>2025-08-18T17:14:23.794630693</meta:print-date>
    <meta:printed-by>PDF-Dateien</meta:printed-by>
    <dc:date>2025-08-19T06:30:27.440425801</dc:date>
    <meta:editing-duration>PT13H7M35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25.2.5.2$Linux_X86_64 LibreOffice_project/fb4792146257752f54eab576deb869869b108571</meta:generator>
  </office:meta>
</office:document-meta>
</file>